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2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9" style:family="table">
      <style:table-properties style:width="17cm" table:align="margins" style:writing-mode="page"/>
    </style:style>
    <style:style style:name="表格9.A" style:family="table-column">
      <style:table-column-properties style:column-width="3.194cm" style:rel-column-width="12314*"/>
    </style:style>
    <style:style style:name="表格9.B" style:family="table-column">
      <style:table-column-properties style:column-width="13.806cm" style:rel-column-width="53221*"/>
    </style:style>
    <style:style style:name="表格9.1" style:family="table-row">
      <style:table-row-properties style:min-row-height="1.799cm"/>
    </style:style>
    <style:style style:name="表格9.A1" style:family="table-cell">
      <style:table-cell-properties fo:padding="0.097cm" fo:border="none"/>
    </style:style>
    <style:style style:name="表格9.2" style:family="table-row">
      <style:table-row-properties style:min-row-height="6.71cm"/>
    </style:style>
    <style:style style:name="表格9.3" style:family="table-row">
      <style:table-row-properties style:min-row-height="2.706cm"/>
    </style:style>
    <style:style style:name="表格9.4" style:family="table-row">
      <style:table-row-properties style:min-row-height="5.877cm"/>
    </style:style>
    <style:style style:name="表格9.5" style:family="table-row">
      <style:table-row-properties style:min-row-height="0.699cm"/>
    </style:style>
    <style:style style:name="P1" style:family="paragraph" style:parent-style-name="Table_20_Contents">
      <style:text-properties style:font-name="Times New Roman" fo:font-size="12pt" officeooo:paragraph-rsid="00190f06" style:font-name-asian="標楷體2" style:font-size-asian="12pt" style:language-asian="zh" style:country-asian="TW" style:font-size-complex="12pt"/>
    </style:style>
    <style:style style:name="P2" style:family="paragraph" style:parent-style-name="Table_20_Contents">
      <style:text-properties style:font-name="Times New Roman" fo:font-size="12pt" officeooo:paragraph-rsid="00190f06" style:font-name-asian="標楷體2" style:font-size-asian="12pt" style:font-size-complex="12pt"/>
    </style:style>
    <style:style style:name="P3" style:family="paragraph" style:parent-style-name="Text_20_body">
      <style:paragraph-properties fo:line-height="100%" fo:text-align="end" style:justify-single-word="false"/>
      <style:text-properties style:font-name="Times New Roman" fo:font-size="10pt" officeooo:paragraph-rsid="00190f06" style:font-name-asian="標楷體2" style:font-size-asian="10pt" style:font-size-complex="10pt"/>
    </style:style>
    <style:style style:name="P4" style:family="paragraph" style:parent-style-name="Text_20_body">
      <style:paragraph-properties fo:margin-left="0cm" fo:margin-right="0cm" fo:margin-top="0.212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fo:color="#000000" loext:opacity="100%" style:font-name="Times New Roman" fo:font-size="12pt" fo:font-weight="bold" officeooo:rsid="05c0c083" officeooo:paragraph-rsid="00190f06" fo:background-color="transparent" style:font-name-asian="標楷體2" style:font-size-asian="12pt" style:language-asian="zh" style:country-asian="TW" style:font-weight-asian="bold" style:font-size-complex="12pt" style:font-weight-complex="normal" fo:hyphenate="true" fo:hyphenation-remain-char-count="2" fo:hyphenation-push-char-count="2" loext:hyphenation-no-caps="false"/>
    </style:style>
    <style:style style:name="P5" style:family="paragraph" style:parent-style-name="Heading_20_1">
      <style:paragraph-properties fo:line-height="100%" fo:text-align="center" style:justify-single-word="false"/>
      <style:text-properties officeooo:paragraph-rsid="00190f06"/>
    </style:style>
    <style:style style:name="P6" style:family="paragraph" style:parent-style-name="Table_20_Contents" style:list-style-name="L1">
      <loext:graphic-properties draw:fill="none" draw:fill-image-width="0cm" draw:fill-image-height="0cm"/>
      <style:paragraph-properties fo:margin-left="1.401cm" fo:margin-right="0cm" fo:line-height="100%" fo:text-align="justify" style:justify-single-word="false" fo:text-indent="-0.801cm" style:auto-text-indent="false" fo:background-color="transparent" fo:padding="0cm" fo:border="none" style:shadow="none" text:number-lines="false" text:line-number="0" style:text-autospace="none" style:punctuation-wrap="simple" style:line-break="normal" style:writing-mode="page">
        <style:tab-stops/>
      </style:paragraph-properties>
      <style:text-properties style:font-name="Times New Roman" fo:font-size="12pt" officeooo:paragraph-rsid="00190f06" style:font-name-asian="標楷體2" style:font-size-asian="12pt" style:font-size-complex="12pt"/>
    </style:style>
    <style:style style:name="P7" style:family="paragraph" style:parent-style-name="Table_20_Contents" style:list-style-name="L1">
      <loext:graphic-properties draw:fill="none" draw:fill-image-width="0cm" draw:fill-image-height="0cm"/>
      <style:paragraph-properties fo:margin-left="1.401cm" fo:margin-right="0cm" fo:line-height="100%" fo:text-align="justify" style:justify-single-word="false" fo:text-indent="-0.801cm" style:auto-text-indent="false" fo:background-color="transparent" fo:padding="0cm" fo:border="none" style:shadow="none" text:number-lines="false" text:line-number="0" style:text-autospace="none" style:punctuation-wrap="simple" style:line-break="normal" style:writing-mode="page">
        <style:tab-stops/>
      </style:paragraph-properties>
      <style:text-properties style:font-name="Times New Roman" fo:font-size="12pt" officeooo:paragraph-rsid="001b47df" style:font-name-asian="標楷體2" style:font-size-asian="12pt" style:font-size-complex="12pt"/>
    </style:style>
    <style:style style:name="P8" style:family="paragraph" style:parent-style-name="Table_20_Contents" style:list-style-name="L1">
      <loext:graphic-properties draw:fill="none" draw:fill-image-width="0cm" draw:fill-image-height="0cm"/>
      <style:paragraph-properties fo:margin-left="1.401cm" fo:margin-right="0cm" fo:line-height="100%" fo:text-align="justify" style:justify-single-word="false" fo:text-indent="-0.801cm" style:auto-text-indent="false" fo:background-color="transparent" fo:padding="0cm" fo:border="none" style:shadow="none" text:number-lines="false" text:line-number="0" style:text-autospace="none" style:punctuation-wrap="simple" style:line-break="normal" style:writing-mode="page">
        <style:tab-stops/>
      </style:paragraph-properties>
      <style:text-properties officeooo:paragraph-rsid="001b47df"/>
    </style:style>
    <style:style style:name="P9" style:family="paragraph" style:parent-style-name="Text_20_body">
      <style:paragraph-properties fo:line-height="100%" fo:text-align="end" style:justify-single-word="false"/>
      <style:text-properties style:font-name="Times New Roman" fo:font-size="10pt" officeooo:paragraph-rsid="00190f06" style:font-name-asian="標楷體2" style:font-size-asian="10pt" style:font-size-complex="10pt"/>
    </style:style>
    <style:style style:name="P10" style:family="paragraph" style:parent-style-name="Text_20_body">
      <style:paragraph-properties fo:line-height="100%" fo:text-align="end" style:justify-single-word="false"/>
      <style:text-properties style:font-name="Times New Roman" fo:font-size="10pt" officeooo:paragraph-rsid="001b47df" style:font-name-asian="標楷體2" style:font-size-asian="10pt" style:font-size-complex="10pt"/>
    </style:style>
    <style:style style:name="T1" style:family="text">
      <style:text-properties style:font-name="Times New Roman" fo:font-size="16pt" style:font-name-asian="標楷體2" style:font-size-asian="16pt" style:font-size-complex="16pt"/>
    </style:style>
    <style:style style:name="T2" style:family="text">
      <style:text-properties style:font-name="Times New Roman" fo:font-size="12pt" style:font-name-asian="標楷體2" style:font-size-asian="12pt" style:font-size-complex="12pt"/>
    </style:style>
    <style:style style:name="T3" style:family="text">
      <style:text-properties style:language-asian="zh" style:country-asian="TW"/>
    </style:style>
    <style:style style:name="T4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、" style:num-format="一, 二, 三, ...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">東吳大學性別平等教育委員會設置辦法</text:span></text:h>
      <text:p text:style-name="P3">民國94年2月21日校務會議通過</text:p>
      <text:p text:style-name="P3">民國95年3月8日校務會議（臨時）修訂</text:p>
      <text:p text:style-name="P3">民國96年5月30日校務會議修正通過</text:p>
      <text:p text:style-name="P3">民國98年5月27日校務會議修正通過</text:p>
      <text:p text:style-name="P3">民國101年12月19日校務會議修正通過</text:p>
      <text:p text:style-name="P3">民國103年12月17日校務會議修正通過</text:p>
      <text:p text:style-name="P3">民國105年6月1日校務會議修正通過</text:p>
      <text:p text:style-name="P10">民國<text:span text:style-name="T3">113</text:span>年<text:span text:style-name="T3">1</text:span>月<text:span text:style-name="T3">3</text:span>日校務會議修正通過</text:p>
      <text:p text:style-name="P3"/>
      <table:table table:name="表格9" table:style-name="表格9">
        <table:table-column table:style-name="表格9.A"/>
        <table:table-column table:style-name="表格9.B"/>
        <table:table-row table:style-name="表格9.1">
          <table:table-cell table:style-name="表格9.A1" office:value-type="string">
            <text:p text:style-name="P1">第　一　條</text:p>
          </table:table-cell>
          <table:table-cell table:style-name="表格9.A1" office:value-type="string">
            <text:p text:style-name="P2">為促進性別地位之實質平等，消除性別歧視，維護人格尊嚴，厚植並建立性別平等之教育資源與環境，依據性別平等教育法特設置性別平等教育委員會（以下簡稱本委員會）。</text:p>
          </table:table-cell>
        </table:table-row>
        <table:table-row table:style-name="表格9.2">
          <table:table-cell table:style-name="表格9.A1" office:value-type="string">
            <text:p text:style-name="P1">第　二　條</text:p>
          </table:table-cell>
          <table:table-cell table:style-name="表格9.A1" office:value-type="string">
            <text:p text:style-name="P2">本委員會之任務如下：</text:p>
            <text:list xml:id="list686469287" text:style-name="L1">
              <text:list-item>
                <text:p text:style-name="P6">統整本校各單位所提有關性別平等教育、性別平等工作及性騷擾防治計畫，並檢視其實施成果。</text:p>
              </text:list-item>
              <text:list-item>
                <text:p text:style-name="P6">規劃或辦理學生、教職員工及家長性別平等教育相關活動。</text:p>
              </text:list-item>
              <text:list-item>
                <text:p text:style-name="P6">研發並推廣性別平等教育之課程、教學及評量。</text:p>
              </text:list-item>
              <text:list-item>
                <text:p text:style-name="P8"><text:span text:style-name="T2">研擬</text:span><text:span text:style-name="T4">本校性別平等教育實施與校園性別事件之防治規定，建立機制，並協調及整合相關資源。另依性騷擾事件發生之場域及當事人之身分關係，性騷擾防治法及性別平等工作法別有規定者，訂定性騷擾防治措施、申訴及懲戒規定 </text:span><text:span text:style-name="T2">。</text:span></text:p>
              </text:list-item>
              <text:list-item>
                <text:p text:style-name="P7">調查及處理與性別平等教育法有關之案件、<text:span text:style-name="T3">適用性騷擾防治法及</text:span>性別平等工作法<text:span text:style-name="T3">之性騷擾申訴事件。</text:span></text:p>
              </text:list-item>
              <text:list-item>
                <text:p text:style-name="P6">規劃及建立性別平等之安全校園空間。</text:p>
              </text:list-item>
              <text:list-item>
                <text:p text:style-name="P6">推動社區有關性別平等之家庭教育與社會教育。</text:p>
              </text:list-item>
              <text:list-item>
                <text:p text:style-name="P6">其他關於學校或社區之性別平等教育事務。</text:p>
              </text:list-item>
            </text:list>
          </table:table-cell>
        </table:table-row>
        <table:table-row table:style-name="表格9.3">
          <table:table-cell table:style-name="表格9.A1" office:value-type="string">
            <text:p text:style-name="P1">第　三　條</text:p>
          </table:table-cell>
          <table:table-cell table:style-name="表格9.A1" office:value-type="string">
            <text:p text:style-name="P2">本委員會置委員十九至二十<text:span text:style-name="T3">一</text:span>人，以校長為主任委員，主任秘書為執行長，除教務長、學生事務長、總務長、人事室主任、學生事務處健康暨諮商中心主任為當然委員外，應聘具性別平等意識之教師代表七人、專業人員一至<text:span text:style-name="T3">三</text:span>人、職工代表二人、學生代表二人組成之，其中女性委員應占委員總數二分之一以上。</text:p>
          </table:table-cell>
        </table:table-row>
        <table:table-row table:style-name="表格9.4">
          <table:table-cell table:style-name="表格9.A1" office:value-type="string">
            <text:p text:style-name="P1">第　四　條</text:p>
          </table:table-cell>
          <table:table-cell table:style-name="表格9.A1" office:value-type="string">
            <text:p text:style-name="P2">教師代表七人由每學院及體育室各推選一人。專業人員由校長於本校法律學系、社會工作學系、心理學系或校外專家學者遴聘之。</text:p>
            <text:p text:style-name="P2">職工代表由本校編制內專任職工以無記名單記法選舉產生。</text:p>
            <text:p text:style-name="P2">學生代表由學生會推舉產生。</text:p>
            <text:p text:style-name="P2">第一項至第三項代表任期一年，並得連任。</text:p>
            <text:p text:style-name="P2">本委員會每學期至少開會一次。</text:p>
            <text:p text:style-name="P2">委員應由七至九名分組組成輪值小組，由執行長、當然委員代表、專業人員代表、教師代表、職工代表、學生代表組成，負責決定案件受理、組成調查小組。</text:p>
            <text:p text:style-name="P2">輪值小組之決議，無論決議是否受理，應以書面資料陳報性別平等教育委員會。</text:p>
          </table:table-cell>
        </table:table-row>
        <table:table-row table:style-name="表格9.5">
          <table:table-cell table:style-name="表格9.A1" office:value-type="string">
            <text:p text:style-name="P1">第　五　條</text:p>
          </table:table-cell>
          <table:table-cell table:style-name="表格9.A1" office:value-type="string">
            <text:p text:style-name="P2">本委員會會務之運作由秘書室負責。</text:p>
          </table:table-cell>
        </table:table-row>
        <table:table-row table:style-name="TableLine2800345736048">
          <table:table-cell table:style-name="表格9.A1" office:value-type="string">
            <text:p text:style-name="P1">第　六　條</text:p>
          </table:table-cell>
          <table:table-cell table:style-name="表格9.A1" office:value-type="string">
            <text:p text:style-name="P2">本辦法經本校性別平等教育委員會決議，送校務會議通過，報請校長核定後公布施行，修正時亦同。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2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15%" style:page-number="auto" fo:keep-with-next="always"/>
      <style:text-properties style:font-name="Times New Roman1" fo:font-family="'Times New Roman'" style:font-family-generic="roman" fo:font-size="115%" fo:font-weight="bold" style:font-name-asian="標楷體1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style:writing-mode="page"/>
      <style:text-properties fo:font-size="16pt" style:font-size-asian="16pt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style:contextual-spacing="false" fo:line-height="100%" style:page-number="auto" style:writing-mode="page"/>
      <style:text-properties style:font-name="Times New Roman2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cm" fo:margin-bottom="0cm" style:contextual-spacing="false" fo:line-height="100%" style:writing-mode="page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loext:opacity="100%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19cm" fo:margin-left="0.319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2cm" fo:margin-left="0.801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nothing" fo:text-indent="-0.39cm" fo:margin-left="1.191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nothing" fo:text-indent="-0.589cm" fo:margin-left="1.78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nothing" fo:text-indent="-0.291cm" fo:margin-left="2.07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nothing" fo:text-indent="-0.459cm" fo:margin-left="2.52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_20__20_一_3001__20__20__28_一_29__20__20__20_1._20__20__28_1_29__20__20_甲_3001__20__20__28_甲_29__20__20_A._20__20__28_A_29_" style:display-name="編號12PT -- 壹、  一、  (一)   1.  (1)  甲、  (甲)  A.  (A)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5cm" fo:margin-left="1.7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2.401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19cm" fo:margin-left="2.72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cm" fo:margin-left="3.21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84cm" fo:margin-left="4.05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7cm" fo:margin-left="4.7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09cm" fo:margin-left="5.159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58cm" fo:margin-left="5.74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1cm" fo:margin-left="6.0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55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19cm" fo:margin-left="1.87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cm" fo:margin-left="2.36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nothing" fo:text-indent="-0.409cm" fo:margin-left="2.769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nothing" fo:text-indent="-0.591cm" fo:margin-left="3.36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7cm" fo:margin-left="0.37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0.94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nothing" fo:text-indent="-0.469cm" fo:margin-left="1.409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nothing" fo:text-indent="-0.69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nothing" fo:text-indent="-0.339cm" fo:margin-left="2.43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nothing" fo:text-indent="-0.55cm" fo:margin-left="2.99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0.99cm" fo:margin-left="0.99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2cm" fo:margin-left="1.81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7cm" fo:margin-left="2.18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2.7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nothing" fo:text-indent="-0.48cm" fo:margin-left="3.2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nothing" fo:text-indent="-0.69cm" fo:margin-left="3.919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</text:list-style>
    <text:list-style style:name="編號14PT_20_--_20_壹_3001__20__20_一_3001__20__20__28_一_29__20__20__20_1._20__20__28_1_29__20__20_甲_3001__20__20__28_甲_29__20__20_A._20__20__28_A_29_" style:display-name="編號14PT -- 壹、  一、  (一)   1.  (1)  甲、  (甲)  A.  (A)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0.99cm" fo:margin-left="0.99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0.991cm" fo:margin-left="1.981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18cm" fo:margin-left="2.799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7cm" fo:margin-left="3.17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3.75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981cm" fo:margin-left="4.73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818cm" fo:margin-left="5.549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82cm" fo:margin-left="6.031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679cm" fo:margin-left="6.71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51cm" fo:margin-left="7.061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2cm" fo:margin-left="0.42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6cm" fo:margin-left="1.08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nothing" fo:text-indent="-0.55cm" fo:margin-left="1.6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nothing" fo:text-indent="-0.79cm" fo:margin-left="2.42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nothing" fo:text-indent="-0.39cm" fo:margin-left="2.81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nothing" fo:text-indent="-0.64cm" fo:margin-left="3.4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4cm" fo:margin-left="2.071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2cm" fo:margin-left="2.491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14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nothing" fo:text-indent="-0.55cm" fo:margin-left="3.6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nothing" fo:text-indent="-0.79cm" fo:margin-left="4.48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</text:list-style>
    <text:list-style style:name="編號16PT_20_--_20_壹_3001__20__20_一_3001__20__20__28_一_29__20__20__20_1._20__20__20__20__28_1_29__20__20__20_甲_3001__20__20__28_甲_29__20__20_A._20__20__28_A_29_" style:display-name="編號16PT -- 壹、  一、  (一)   1.    (1)   甲、  (甲)  A.  (A)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29cm" fo:margin-left="2.26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4cm" fo:margin-left="3.2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42cm" fo:margin-left="3.6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7cm" fo:margin-left="4.29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12cm" fo:margin-left="5.4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94cm" fo:margin-left="6.3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55cm" fo:margin-left="6.9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78cm" fo:margin-left="7.68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9cm" fo:margin-left="8.07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69cm" fo:margin-left="0.469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51cm" fo:margin-left="1.221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nothing" fo:text-indent="-0.63cm" fo:margin-left="1.85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nothing" fo:text-indent="-0.889cm" fo:margin-left="2.73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nothing" fo:text-indent="-0.441cm" fo:margin-left="3.1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nothing" fo:text-indent="-0.73cm" fo:margin-left="3.91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6cm" fo:margin-left="2.33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69cm" fo:margin-left="2.799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5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nothing" fo:text-indent="-0.621cm" fo:margin-left="4.15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nothing" fo:text-indent="-0.889cm" fo:margin-left="5.039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甲_3001__20__20__28_甲_29__20__20_A._20__20__28_A_29_" style:display-name="編號18PT -- 壹、  一、  (一)   1.    (1)   甲、  (甲)  A.  (A)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7cm" fo:margin-left="2.5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6cm" fo:margin-left="3.6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69cm" fo:margin-left="4.069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6cm" fo:margin-left="4.83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261cm" fo:margin-left="6.09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1.06cm" fo:margin-left="7.15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619cm" fo:margin-left="7.77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88cm" fo:margin-left="8.6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43cm" fo:margin-left="9.08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1" style:next-style-name="Standard"/>
    <style:master-page style:name="Index" style:page-layout-name="Mpm1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Envelo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6T13:35:15.101000000</meta:creation-date>
    <meta:editing-duration>PT10M31S</meta:editing-duration>
    <meta:editing-cycles>4</meta:editing-cycles>
    <meta:generator>MODA_ODF_Application_Tools_3.5.3/3.5.3$Windows_X86_64 LibreOffice_project/2c4b1be4ce0f7f0a88ca480bf39420a502d61b97</meta:generator>
    <dc:date>2024-01-04T16:16:38.813000000</dc:date>
    <meta:document-statistic meta:table-count="1" meta:image-count="0" meta:object-count="0" meta:page-count="1" meta:paragraph-count="35" meta:word-count="987" meta:character-count="1019" meta:non-whitespace-character-count="1006"/>
    <meta:template xlink:type="simple" xlink:actuate="onRequest" xlink:title="swriter" xlink:href="file:///C:/Program%20Files/MODA%20ODF%20Application%20Tools/program/../share/template/common/NDCODFTemplate/swriter.ott" meta:date="2023-12-06T13:35:14.810000000"/>
  </office:meta>
</office:document-meta>
</file>